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Introducció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Santiago Molano Garcí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aracterística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bjetivo del curso</text:p>
              </text:list-item>
              <text:list-item>
                <text:p>Dominio</text:p>
              </text:list-item>
              <text:list-item>
                <text:p>Criterios de competencia</text:p>
              </text:list-item>
              <text:list-item>
                <text:p>Metodología</text:p>
              </text:list-item>
              <text:list-item>
                <text:p>Contenido del curso</text:p>
              </text:list-item>
              <text:list-item>
                <text:p>Material de lect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Objetivo del curs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bjetivos del curs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porcionar al equipo de desarrollo la comprensión y el uso efectivo de herramientas enfocadas al desarrollo de software web, para el fortalecimiento de habilidades y conocimientos acorde a las tecnologías actual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omin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Desarrolla competencias avanzadas relacionadas con el desarrollo de aplicaciones web e implementa estrategias y competencias adquiridas a través de la creación de un sistema básico relacionado con un módulo de la empres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riterios de competenci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Desarrolla <text:s/>competencias avanzadas relacionadas con el desarrollo de aplicaciones web e implementa estrategias y competencias adquiridas a través de la creación de un sistema básico relacionado con el módulo de afiliaciones de la empres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4T08:31:33.940000000</meta:creation-date>
    <meta:editing-duration>PT9H4M41S</meta:editing-duration>
    <meta:editing-cycles>2</meta:editing-cycles>
    <meta:generator>LibreOffice/7.5.4.2$Windows_X86_64 LibreOffice_project/36ccfdc35048b057fd9854c757a8b67ec53977b6</meta:generator>
    <dc:title>Midnightblue</dc:title>
    <dc:date>2024-01-04T17:36:15.287000000</dc:date>
    <meta:document-statistic meta:object-count="73"/>
  </office:meta>
</office:document-meta>
</file>